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7.15cm" fo:min-width="25.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7.1cm" draw:shadow="visible" draw:shadow-offset-x="0.1cm" draw:shadow-offset-y="0.1cm" draw:shadow-opacity="70%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1.4cm" draw:shadow="visible" draw:shadow-offset-x="0.1cm" draw:shadow-offset-y="0.1cm" draw:shadow-opacity="70%"/>
    </style:style>
    <style:style style:name="gr4" style:family="graphic" style:parent-style-name="standard">
      <style:graphic-properties svg:stroke-color="#00000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2.542cm" draw:shadow="visible" draw:shadow-offset-x="0.1cm" draw:shadow-offset-y="0.1cm" draw:shadow-opacity="70%"/>
    </style:style>
    <style:style style:name="gr7" style:family="graphic" style:parent-style-name="objectwithoutfill">
      <style:graphic-properties draw:fill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Source Sans Pro" fo:font-size="22pt" style:font-size-asian="22pt" style:font-size-complex="22pt"/>
    </style:style>
    <style:style style:name="P4" style:family="paragraph">
      <loext:graphic-properties draw:fill="none" draw:fill-color="#ffffff"/>
      <style:text-properties style:font-name="Source Sans Pro"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Source Sans Pr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4cm" svg:height="7.4cm" svg:x="1.2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7.6cm" svg:height="1.7cm" svg:x="2.6cm" svg:y="5.95cm">
          <text:p text:style-name="P2"><text:span text:style-name="T1">Studierend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8cm" svg:height="2.6cm" svg:x="12.55cm" svg:y="5.5cm">
          <text:p text:style-name="P2">bearbeit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3" draw:id="id3" draw:layer="layout" svg:width="7.6cm" svg:height="1.7cm" svg:x="18.6cm" svg:y="5.95cm">
          <text:p text:style-name="P2"><text:span text:style-name="T1">Übungsblatt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0.2cm" svg:y1="6.8cm" svg:x2="12.55cm" svg:y2="6.8cm" draw:start-shape="id1" draw:start-glue-point="1" draw:end-shape="id2" draw:end-glue-point="5" svg:d="M10200 6800h2350" svg:viewBox="0 0 2351 1">
          <text:p/>
        </draw:connector>
        <draw:connector draw:style-name="gr4" draw:text-style-name="P2" draw:layer="layout" svg:x1="16.35cm" svg:y1="6.8cm" svg:x2="18.6cm" svg:y2="6.8cm" draw:start-shape="id2" draw:start-glue-point="7" draw:end-shape="id3" draw:end-glue-point="3" svg:d="M16350 6800h2250" svg:viewBox="0 0 2251 1">
          <text:p/>
        </draw:connector>
        <draw:frame draw:style-name="gr5" draw:text-style-name="P4" draw:layer="layout" svg:width="1.493cm" svg:height="1.225cm" svg:x="10.27cm" svg:y="5.575cm">
          <draw:text-box>
            <text:p><text:span text:style-name="T1">0..*</text:span></text:p>
          </draw:text-box>
        </draw:frame>
        <draw:frame draw:style-name="gr5" draw:text-style-name="P4" draw:layer="layout" svg:width="2.047cm" svg:height="1.225cm" svg:x="16.4cm" svg:y="5.575cm">
          <draw:text-box>
            <text:p><text:span text:style-name="T1">0..12</text:span></text:p>
          </draw:text-box>
        </draw:frame>
        <draw:custom-shape draw:style-name="gr6" draw:text-style-name="P1" xml:id="id4" draw:id="id4" draw:layer="layout" svg:width="4.3cm" svg:height="1.7cm" svg:x="12.3cm" svg:y="10.5cm">
          <text:p text:style-name="P2">Punk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14.45cm" svg:y1="8.1cm" svg:x2="14.45cm" svg:y2="10.5cm" draw:start-shape="id2" draw:start-glue-point="6" draw:end-shape="id4" draw:end-glue-point="4" svg:d="M14450 8100v2400" svg:viewBox="0 0 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10:25:03.657779312</meta:creation-date>
    <dc:date>2016-07-22T19:50:39.768049306</dc:date>
    <meta:editing-duration>PT7H37M</meta:editing-duration>
    <meta:editing-cycles>14</meta:editing-cycles>
    <meta:generator>LibreOffice/5.0.6.3$Linux_X86_64 LibreOffice_project/00m0$Build-3</meta:generator>
    <meta:document-statistic meta:object-count="10"/>
  </office:meta>
</office:document-meta>
</file>